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9.16mm" svg:height="115.28mm" svg:x="94.72mm" svg:y="36.92mm">
            <loext:p draw:notify-on-update-of-ranges="Sheet1.B2:Sheet1.B10 Sheet1.C2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Piston posi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22" calcext:value-type="float">
            <text:p>19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e Mézo</meta:initial-creator>
    <meta:creation-date>2019-04-15T15:59:31.147518639</meta:creation-date>
    <dc:date>2019-04-15T16:04:39.332689744</dc:date>
    <dc:creator>Thomas Le Mézo</dc:creator>
    <meta:editing-duration>PT5M10S</meta:editing-duration>
    <meta:editing-cycles>1</meta:editing-cycles>
    <meta:document-statistic meta:table-count="1" meta:cell-count="2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917cm" svg:height="11.529cm" xlink:href=".." xlink:type="simple" chart:class="chart:scatter" chart:style-name="ch1">
        <chart:legend chart:legend-position="end" svg:x="17.054cm" svg:y="5.216cm" style:legend-expansion="high" chart:style-name="ch2"/>
        <chart:plot-area chart:style-name="ch3" table:cell-range-address="Sheet1.B2:Sheet1.C10" svg:x="0.438cm" svg:y="0.23cm" svg:width="16.178cm" svg:height="11.069cm">
          <chartooo:coordinate-region svg:x="1.43cm" svg:y="0.429cm" svg:width="14.999cm" svg:height="10.2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" chart:class="chart:scatter">
            <chart:domain table:cell-range-address="Sheet1.B2:Sheet1.B10"/>
            <chart:regression-curve chart:style-name="ch7">
              <chart:equation chart:display-equation="true" chart:display-r-square="true" svg:x="2.713cm" svg:y="6.366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0</svg:desc>
                </draw:g>
              </table:table-cell>
              <table:table-cell office:value-type="float" office:value="1970">
                <text:p>1970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922">
                <text:p>1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